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49395cc" officeooo:paragraph-rsid="04dd3628"/>
    </style:style>
    <style:style style:name="P4" style:family="paragraph" style:parent-style-name="Heading_20_2">
      <style:text-properties officeooo:rsid="049395cc" officeooo:paragraph-rsid="04e85955"/>
    </style:style>
    <style:style style:name="P5" style:family="paragraph" style:parent-style-name="Heading_20_2">
      <style:text-properties officeooo:rsid="049395cc" officeooo:paragraph-rsid="04ea0b7b"/>
    </style:style>
    <style:style style:name="P6" style:family="paragraph" style:parent-style-name="Heading_20_2">
      <style:text-properties officeooo:rsid="049395cc" officeooo:paragraph-rsid="04f75488"/>
    </style:style>
    <style:style style:name="P7" style:family="paragraph" style:parent-style-name="Text_20_body">
      <style:text-properties style:font-name="David CLM" fo:font-weight="normal" officeooo:rsid="04e3d25c" officeooo:paragraph-rsid="04e3d25c" style:font-weight-asian="normal" style:font-name-complex="David CLM" style:font-weight-complex="normal"/>
    </style:style>
    <style:style style:name="P8" style:family="paragraph" style:parent-style-name="Text_20_body">
      <style:text-properties style:font-name="David CLM" fo:font-weight="normal" officeooo:rsid="05029ab9" officeooo:paragraph-rsid="05029ab9" style:font-weight-asian="normal" style:font-name-complex="David CLM" style:font-weight-complex="normal"/>
    </style:style>
    <style:style style:name="P9" style:family="paragraph" style:parent-style-name="Text_20_body">
      <style:text-properties officeooo:rsid="04e85955" officeooo:paragraph-rsid="04e85955"/>
    </style:style>
    <style:style style:name="P10" style:family="paragraph" style:parent-style-name="Text_20_body">
      <style:text-properties officeooo:rsid="04e85955" officeooo:paragraph-rsid="04f09a77"/>
    </style:style>
    <style:style style:name="P11" style:family="paragraph" style:parent-style-name="Text_20_body">
      <style:text-properties officeooo:rsid="04ea0b7b" officeooo:paragraph-rsid="04ea0b7b"/>
    </style:style>
    <style:style style:name="P12" style:family="paragraph" style:parent-style-name="Text_20_body">
      <style:text-properties officeooo:rsid="04f24abf" officeooo:paragraph-rsid="04f24abf"/>
    </style:style>
    <style:style style:name="P13" style:family="paragraph" style:parent-style-name="Text_20_body">
      <style:text-properties officeooo:rsid="04f75488" officeooo:paragraph-rsid="04f75488"/>
    </style:style>
    <style:style style:name="P14" style:family="paragraph" style:parent-style-name="Text_20_body">
      <style:text-properties officeooo:rsid="04f75488" officeooo:paragraph-rsid="04f9274a"/>
    </style:style>
    <style:style style:name="P15" style:family="paragraph" style:parent-style-name="Text_20_body">
      <style:text-properties officeooo:rsid="04fa297d" officeooo:paragraph-rsid="04fa297d"/>
    </style:style>
    <style:style style:name="P16" style:family="paragraph" style:parent-style-name="Text_20_body">
      <style:paragraph-properties fo:line-height="100%"/>
      <style:text-properties officeooo:rsid="04ffe067" officeooo:paragraph-rsid="04ffe067"/>
    </style:style>
    <style:style style:name="P17" style:family="paragraph" style:parent-style-name="Text_20_body">
      <style:text-properties officeooo:rsid="0500b416" officeooo:paragraph-rsid="0500b416"/>
    </style:style>
    <style:style style:name="P18" style:family="paragraph" style:parent-style-name="Text_20_body">
      <style:paragraph-properties fo:text-align="start" style:justify-single-word="false" style:writing-mode="lr-tb"/>
      <style:text-properties officeooo:rsid="04f9274a" officeooo:paragraph-rsid="04f9274a"/>
    </style:style>
    <style:style style:name="P19" style:family="paragraph" style:parent-style-name="Text_20_body">
      <style:text-properties officeooo:rsid="050476b2" officeooo:paragraph-rsid="050476b2"/>
    </style:style>
    <style:style style:name="P20" style:family="paragraph" style:parent-style-name="Heading_20_1">
      <style:paragraph-properties fo:line-height="100%"/>
      <style:text-properties officeooo:rsid="04bc6354" officeooo:paragraph-rsid="04af6545"/>
    </style:style>
    <style:style style:name="T1" style:family="text">
      <style:text-properties officeooo:rsid="04e3d25c"/>
    </style:style>
    <style:style style:name="T2" style:family="text">
      <style:text-properties officeooo:rsid="04e68b8b"/>
    </style:style>
    <style:style style:name="T3" style:family="text">
      <style:text-properties officeooo:rsid="04e85955"/>
    </style:style>
    <style:style style:name="T4" style:family="text">
      <style:text-properties officeooo:rsid="04ea0b7b"/>
    </style:style>
    <style:style style:name="T5" style:family="text">
      <style:text-properties officeooo:rsid="04ed9ec1"/>
    </style:style>
    <style:style style:name="T6" style:family="text">
      <style:text-properties officeooo:rsid="04ef1015"/>
    </style:style>
    <style:style style:name="T7" style:family="text">
      <style:text-properties officeooo:rsid="04f09a77"/>
    </style:style>
    <style:style style:name="T8" style:family="text">
      <style:text-properties officeooo:rsid="04f24abf"/>
    </style:style>
    <style:style style:name="T9" style:family="text">
      <style:text-properties officeooo:rsid="04f75488"/>
    </style:style>
    <style:style style:name="T10" style:family="text">
      <style:text-properties officeooo:rsid="04f9274a"/>
    </style:style>
    <style:style style:name="T11" style:family="text">
      <style:text-properties officeooo:rsid="04fa297d"/>
    </style:style>
    <style:style style:name="T12" style:family="text">
      <style:text-properties officeooo:rsid="04fa9043"/>
    </style:style>
    <style:style style:name="T13" style:family="text">
      <style:text-properties officeooo:rsid="04fbc1cb"/>
    </style:style>
    <style:style style:name="T14" style:family="text">
      <style:text-properties officeooo:rsid="05008138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502bcde"/>
    </style:style>
    <style:style style:name="T17" style:family="text">
      <style:text-properties officeooo:rsid="050551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מטלה – כליות ומבחנים</text:h>
      <text:p text:style-name="P16">יש לפתור שאלה אחת לבחירתכם.</text:p>
      <text:p text:style-name="P6">שאלה <text:span text:style-name="T6">1</text:span>: <text:span text:style-name="T9">מסלול שיפור בפייתון</text:span></text:p>
      <text:p text:style-name="P14">כיתבו פונקציה בפייתון, המקבלת כקלט גרף ושידוך, ומחזירה מסלול שיפור (אם יש), או None (אם אין מסלול שיפור). <text:span text:style-name="T10">כותרת הפונקציה:</text:span></text:p>
      <text:p text:style-name="P18">def augmenting_path(graph: Graph, matching: list) → list: …</text:p>
      <text:p text:style-name="P14">אם אין לכם זמן לממש את "אלגוריתם הפרחים" <text:span text:style-name="T13">(וכנראה שאין לכם זמן...)</text:span>, יש שתי דרכים <text:span text:style-name="T13">קלות יותר</text:span>:</text:p>
      <text:p text:style-name="P13">א. למצוא את הקטע המתאים בקוד המקור של networkx <text:span text:style-name="T11">(קוד פתוח)</text:span>, <text:span text:style-name="T11">להעתיק ולהתאים אותו לכותרת של הפונקציה.</text:span></text:p>
      <text:p text:style-name="P15">ב. להשתמש בפונקציה למציאת שידוך גדול ביותר, ולהיעזר בהוכחה של הל<text:span text:style-name="T12">ֶ</text:span>מה של ב<text:span text:style-name="T12">ֶ</text:span>רג'.</text:p>
      <text:p text:style-name="P19"><text:span text:style-name="T15">פתרון</text:span>: בשיעור</text:p>
      <text:p text:style-name="P3">שאלה <text:span text:style-name="T6">2</text:span>: <text:span text:style-name="T1">החלפת כליות אמיתית בפייתון</text:span></text:p>
      <text:p text:style-name="P7">א. ממשו בפייתון את אלגוריתם אשלגי-קאש-פישר-פרוקצ'יה; העזרו בספריה networkx.</text:p>
      <text:p text:style-name="P7">ב. הדגימו את הפונקציה שלכם על הדוגמה מהמצגת.</text:p>
      <text:p text:style-name="P7">ג. הדגימו את הפונקציה שלכם על דוגמה אחרת; <text:span text:style-name="T2">הראו ש</text:span>כאשר מוצאים את השידוך הגדול ביותר, אחד המרכזים יכול להרויח מהסתרה, אבל <text:span text:style-name="T14">כש</text:span>משתמשים באלגוריתם האמיתי, אף <text:span text:style-name="T14">מרכז </text:span>לא יכול להרויח.</text:p>
      <text:p text:style-name="P8"><text:span text:style-name="T15">פתרון</text:span>: אריאל <text:span text:style-name="T16">ודנה </text:span><text:a xlink:type="simple" xlink:href="https://github.com/arielBar1295/algorithms-5780-Course-/blob/master/Ex12.py" text:style-name="Internet_20_link" text:visited-style-name="Visited_20_Internet_20_Link"><text:span text:style-name="T16">https://github.com/arielBar1295/algorithms-5780-Course-/blob/master/Ex12.py</text:span></text:a><text:span text:style-name="T16"> </text:span></text:p>
      <text:p text:style-name="P4">שאלה <text:span text:style-name="T6">3</text:span>: <text:span text:style-name="T3">מציאת שרשרת גדולה ביותר</text:span></text:p>
      <text:p text:style-name="P9">אתם מנהלים את המרכז הישראלי להשתלת איברים. פנה אליכם תורם חסיד (אלטרואיסט<text:span text:style-name="T7">) ואמר שהוא מוכן לתרום כליה, אבל רק אם התרומה שלו תציל לפחות שבעה חולים שונים (ע"י תרומה בשרשרת).</text:span></text:p>
      <text:p text:style-name="P10">א. תארו אלגוריתם <text:span text:style-name="T7">הבודק אם קיימת שרשרת מתאימה. <text:s/></text:span>הקלט לאלגוריתם הוא גרף ההתאמות בין הזוגות במאגר, וכן ההתאמות בין התורם החסיד לבין הזוגות במאגר. <text:span text:style-name="T8">הדגימו את האלגוריתם.</text:span></text:p>
      <text:p text:style-name="P12">ב. מה סיבוכיות האלגוריתם שלכם?</text:p>
      <text:p text:style-name="P17"><text:span text:style-name="T15">פתרון</text:span>: דביר</text:p>
      <text:p text:style-name="P5">שאלה <text:span text:style-name="T6">4</text:span>: <text:span text:style-name="T4">כתיבת שאלה למבחן</text:span></text:p>
      <text:p text:style-name="P11">בקישור זה: <text:a xlink:type="simple" xlink:href="https://github.com/erelsgl-at-ariel/algorithms-course/tree/master/exams/5779" text:style-name="Internet_20_link" text:visited-style-name="Visited_20_Internet_20_Link">https://github.com/erelsgl-at-ariel/algorithms-course/tree/master/exams/5779</text:a> אפשר למצוא דוגמאות לבחינות משנה שעברה.</text:p>
      <text:p text:style-name="P11">חברו שאלה חדשה באותו סגנון ו<text:span text:style-name="T5">ב</text:span>אותה רמת-קושי, על אחד הנושאים שלמדנו בקורס.</text:p>
      <text:p text:style-name="P17"><text:span text:style-name="T15">פתרון</text:span>: גיא <text:span text:style-name="T17">וולף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fo:orphans="2" fo:widows="2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27T16:22:20.681948029</dc:date>
    <meta:editing-duration>P12DT25M18S</meta:editing-duration>
    <meta:editing-cycles>1144</meta:editing-cycles>
    <dc:creator>Erel Segal-Halevi</dc:creator>
    <meta:document-statistic meta:table-count="0" meta:image-count="0" meta:object-count="0" meta:page-count="1" meta:paragraph-count="25" meta:word-count="252" meta:character-count="1611" meta:non-whitespace-character-count="1381"/>
  </office:meta>
</office:document-meta>
</file>